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0E0000016E0611A5D3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262c73"/>
    </style:style>
    <style:style style:name="P6" style:family="paragraph" style:parent-style-name="Standard" style:list-style-name="L4">
      <style:paragraph-properties fo:text-align="start" style:justify-single-word="false"/>
      <style:text-properties officeooo:paragraph-rsid="00262c73"/>
    </style:style>
    <style:style style:name="P7" style:family="paragraph" style:parent-style-name="Standard">
      <style:paragraph-properties fo:text-align="start" style:justify-single-word="false"/>
      <style:text-properties officeooo:paragraph-rsid="00262c73"/>
    </style:style>
    <style:style style:name="P8" style:family="paragraph" style:parent-style-name="Standard">
      <style:paragraph-properties fo:text-align="center" style:justify-single-word="false"/>
      <style:text-properties officeooo:paragraph-rsid="00262c73"/>
    </style:style>
    <style:style style:name="P9" style:family="paragraph">
      <style:paragraph-properties fo:text-align="center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#<text:variable-set text:name="Assignment" office:value-type="float" office:value="5" style:data-style-name="N0">5</text:variable-set>: Distance vs Time Graphs</text:p>
      <text:p text:style-name="P8"/>
      <text:list xml:id="list1384745065873931803" text:style-name="L2">
        <text:list-item>
          <text:p text:style-name="P5">Use the following data tables to make Distance vs Time graphs. <text:s/>Graph all three data <text:s/>sets on the same graph (use a sheet of Graph paper to do this. <text:s/>Staple it to this page.</text:p>
        </text:list-item>
      </text:list>
      <text:p text:style-name="P7"/>
      <text:p text:style-name="P7"><draw:frame draw:style-name="fr2" draw:name="Object1" text:anchor-type="paragraph" svg:width="3.6862in" svg:height="1.4472in" draw:z-index="2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64615775949771" text:continue-numbering="true" text:style-name="L2">
        <text:list-item>
          <text:p text:style-name="P5">According to your graph, what is the average velocity of each of the cars?</text:p>
        </text:list-item>
      </text:list>
      <text:p text:style-name="P7"/>
      <text:p text:style-name="P7"/>
      <text:list xml:id="list64616008631303" text:continue-numbering="true" text:style-name="L2">
        <text:list-item>
          <text:p text:style-name="P5">Explain why the average velocity of car 2 is strange.</text:p>
        </text:list-item>
      </text:list>
      <text:p text:style-name="P7"/>
      <text:p text:style-name="P7"/>
      <text:list xml:id="list64615275391413" text:continue-numbering="true" text:style-name="L2">
        <text:list-item>
          <text:p text:style-name="P5">Which car(s) travels with constant velocity?</text:p>
        </text:list-item>
      </text:list>
      <text:p text:style-name="P7"/>
      <text:p text:style-name="P7"/>
      <text:list xml:id="list64613964666656" text:continue-numbering="true" text:style-name="L2">
        <text:list-item>
          <text:p text:style-name="P5">Which car(s) stops for at least two seconds?</text:p>
        </text:list-item>
      </text:list>
      <text:p text:style-name="P7"/>
      <text:p text:style-name="P7"/>
      <text:list xml:id="list64615206101385" text:continue-numbering="true" text:style-name="L2">
        <text:list-item>
          <text:p text:style-name="P5">Which car(s) go backwards? <text:s/>When does this take place? <text:s/></text:p>
        </text:list-item>
      </text:list>
      <text:p text:style-name="P7"/>
      <text:p text:style-name="P7"/>
      <text:list xml:id="list64614808171243" text:continue-numbering="true" text:style-name="L2">
        <text:list-item>
          <text:p text:style-name="P5">When does car 1 pass car 2? <text:s/></text:p>
        </text:list-item>
      </text:list>
      <text:p text:style-name="P7"/>
      <text:p text:style-name="P7"/>
      <text:list xml:id="list64615535162760" text:continue-numbering="true" text:style-name="L2">
        <text:list-item>
          <text:p text:style-name="P5">When does car 3 pass car 2?</text:p>
        </text:list-item>
      </text:list>
      <text:p text:style-name="P7"/>
      <text:p text:style-name="P7"/>
      <text:list xml:id="list64615719251991" text:continue-numbering="true" text:style-name="L2">
        <text:list-item>
          <text:p text:style-name="P5">Sketch a distance-vs-time graph of each of the following situations:</text:p>
        </text:list-item>
      </text:list>
      <text:section text:style-name="Sect1" text:name="Section1">
        <text:list xml:id="list64614030442732" text:continue-numbering="true" text:style-name="L2">
          <text:list-item>
            <text:list>
              <text:list-item>
                <text:p text:style-name="P5">A car starts at the origin, and moves forward at a constant velocity.</text:p>
              </text:list-item>
            </text:list>
          </text:list-item>
        </text:list>
        <text:p text:style-name="P7"/>
        <text:list xml:id="list64616009139789" text:continue-numbering="true" text:style-name="L2">
          <text:list-item>
            <text:list>
              <text:list-item>
                <text:p text:style-name="P5">A car starts at the origin, drives forward for 5 seconds, then stops.</text:p>
              </text:list-item>
            </text:list>
          </text:list-item>
        </text:list>
      </text:section>
      <text:p text:style-name="P7"><draw:g text:anchor-type="paragraph" draw:z-index="3" draw:style-name="gr1"><draw:line draw:style-name="gr2" draw:text-style-name="P9" svg:x1="1.1591in" svg:y1="0.1291in" svg:x2="1.1661in" svg:y2="0.9657in"><text:p/></draw:line><draw:line draw:style-name="gr2" draw:text-style-name="P9" svg:x1="2.448in" svg:y1="0.9807in" svg:x2="1.1591in" svg:y2="0.9654in"><text:p/></draw:line></draw:g><draw:g text:anchor-type="paragraph" draw:z-index="4" draw:style-name="gr1"><draw:line draw:style-name="gr2" draw:text-style-name="P9" svg:x1="4.5591in" svg:y1="0.1638in" svg:x2="4.5661in" svg:y2="1.0004in"><text:p/></draw:line><draw:line draw:style-name="gr2" draw:text-style-name="P9" svg:x1="5.848in" svg:y1="1.0154in" svg:x2="4.5591in" svg:y2="1in"><text:p/></draw:line></draw:g></text:p>
      <text:p text:style-name="P7"/>
      <text:p text:style-name="P7"/>
      <text:p text:style-name="P7"/>
      <text:p text:style-name="P7"/>
      <text:p text:style-name="P7"/>
      <text:list xml:id="list64614126960124" text:continue-numbering="true" text:style-name="L2">
        <text:list-item>
          <text:p text:style-name="P5"><text:soft-page-break/><text:s/>Use the data on the front of this page to complete the following table:</text:p>
        </text:list-item>
      </text:list>
      <text:p text:style-name="P7"><draw:frame draw:style-name="fr3" draw:name="Object2" text:anchor-type="paragraph" svg:x="0.0071in" svg:y="0.0563in" svg:width="6.9043in" svg:height="2.2827in" draw:z-index="5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1433289411398521766" text:style-name="L4">
        <text:list-item>
          <text:p text:style-name="P6">Graph your data:</text:p>
        </text:list-item>
      </text:list>
      <text:p text:style-name="P7"><draw:frame draw:style-name="fr3" draw:name="Object3" text:anchor-type="paragraph" svg:x="0.6374in" svg:y="0.0071in" svg:width="5.6799in" svg:height="3.6839in" draw:z-index="6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64614459585559" text:continue-numbering="true" text:style-name="L4">
        <text:list-item>
          <text:p text:style-name="P6">Which car(s) move(s) the fastest at 10 seconds? <text:s/></text:p>
        </text:list-item>
      </text:list>
      <text:p text:style-name="P7"/>
      <text:p text:style-name="P7"/>
      <text:list xml:id="list64614545959455" text:continue-numbering="true" text:style-name="L4">
        <text:list-item>
          <text:p text:style-name="P6">Which car(s) travels with a constant acceleration?</text:p>
        </text:list-item>
      </text:list>
      <text:p text:style-name="P7"/>
      <text:p text:style-name="P7"/>
      <text:list xml:id="list64615973862471" text:continue-numbering="true" text:style-name="L4">
        <text:list-item>
          <text:p text:style-name="P6">What is the acceleration of each of the cars at t=4 seconds?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5in" svg:y="-0.3646in" svg:width="0.5in" svg:height="0.6799in" draw:z-index="1"><draw:image xlink:href="Pictures/100000000000010E0000016E0611A5D3.gif" xlink:type="simple" xlink:show="embed" xlink:actuate="onLoad"/></draw:frame> <text:s text:c="3"/><text:span text:style-name="MT1">Name: <text:tab/><text:tab/></text:span><text:span text:style-name="MT1"><text:date style:data-style-name="N37" text:date-value="2014-09-12T06:46:13.873714171" text:date-adjust="PT24H00M00S">09/13/14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6:45:45.290398461</meta:creation-date>
    <meta:editing-duration>P0D</meta:editing-duration>
    <meta:editing-cycles>2</meta:editing-cycles>
    <meta:generator>LibreOffice/4.2.6.2$Linux_X86_64 LibreOffice_project/420$Build-2</meta:generator>
    <meta:initial-creator>Jonas Williamson</meta:initial-creator>
    <dc:date>2014-09-12T06:46:13.850208908</dc:date>
    <dc:creator>Jonas Williamson</dc:creator>
    <meta:document-statistic meta:table-count="0" meta:image-count="1" meta:object-count="3" meta:page-count="2" meta:paragraph-count="19" meta:word-count="205" meta:character-count="1079" meta:non-whitespace-character-count="8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width="0.051cm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width="0.051cm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479cm" svg:y="0.323cm" chart:style-name="ch2">
          <text:p>Velocity vs Time</text:p>
        </chart:title>
        <chart:subtitle svg:x="5.449cm" svg:y="1.315cm" chart:style-name="ch3">
          <text:p>For Cars 1, 2, and 3</text:p>
        </chart:subtitle>
        <chart:plot-area chart:style-name="ch4" chart:data-source-has-labels="both" svg:x="1.289cm" svg:y="2.346cm" svg:width="12.561cm" svg:height="5.853cm">
          <chartooo:coordinate-region svg:x="1.773cm" svg:y="2.506cm" svg:width="11.885cm" svg:height="5.04cm"/>
          <chart:axis chart:dimension="x" chart:name="primary-x" chart:style-name="ch5" chartooo:axis-type="auto">
            <chart:title svg:x="6.94cm" svg:y="8.38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261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